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Rest API Blog post. Webov</text:span><text:span text:style-name="T2">é</text:span><text:span text:style-name="T3"><text:s/>Aplikace</text:span><text:span text:style-name="T4"/></text:p>
      <text:p text:style-name="P1"><text:span text:style-name="T4">Shyshka Dmytro, C4b</text:span></text:p>
      <text:p text:style-name="P1"><text:span text:style-name="T5"/></text:p>
      <text:p text:style-name="P2"><text:span text:style-name="T6">Step 1:</text:span></text:p>
      <text:p text:style-name="P2"><text:span text:style-name="T6"><text:s/>Instalace Mongodb na server</text:span></text:p>
      <text:p text:style-name="P2"><text:span text:style-name="T6"><text:s text:c="4"/>a)</text:span><text:span text:style-name="T7"><text:s/></text:span></text:p>
      <text:p text:style-name="P2"><text:span text:style-name="T7"><text:tab/>Import public klí</text:span><text:span text:style-name="T8">č</text:span><text:span text:style-name="T9">e pou</text:span><text:span text:style-name="T10">ž</text:span><text:span text:style-name="T11">ívaného package management systémem</text:span></text:p>
      <text:p text:style-name="P2"><text:span text:style-name="T11"><text:tab/></text:span></text:p>
      <text:p text:style-name="P2"><text:span text:style-name="T11"><text:s text:c="4"/><text:tab/><text:tab/>sudo apt-get update</text:span></text:p>
      <text:p text:style-name="P2"><text:span text:style-name="T11"><text:s text:c="3"/><text:tab/> <text:tab/>sudo apt-get install gnupg curl (instalace pou</text:span><text:span text:style-name="T12">ž</text:span><text:span text:style-name="T13">ívaných knihoven)</text:span></text:p>
      <text:p text:style-name="P2"><text:span text:style-name="T13"><text:s text:c="4"/></text:span></text:p>
      <text:p text:style-name="P2"><text:span text:style-name="T13"><text:s text:c="4"/>(samotný curl)</text:span></text:p>
      <text:p text:style-name="P2"><text:span text:style-name="T13"><text:s text:c="3"/><text:tab/><text:tab/> curl -fsSL<text:s/></text:span><text:a xlink:href="https://pgp.mongodb.com/server-7.0.asc"><text:span text:style-name="T14">https://pgp.mongodb.com/server-7.0.asc</text:span></text:a><text:span text:style-name="T15"><text:s/>| \</text:span></text:p>
      <text:p text:style-name="P2"><text:span text:style-name="T15"><text:s text:c="3"/><text:tab/><text:tab/> sudo gpg -o /usr/share/keyrings/mongodb-server-7.0.gpg \</text:span></text:p>
      <text:p text:style-name="P2"><text:span text:style-name="T15"><text:s text:c="3"/><text:tab/><text:tab/> --dearmor</text:span></text:p>
      <text:p text:style-name="P2"><text:span text:style-name="T16"/></text:p>
      <text:p text:style-name="P2"><text:span text:style-name="T17"><text:s text:c="4"/></text:span><text:span text:style-name="T18">b)</text:span><text:span text:style-name="T19"><text:s/></text:span></text:p>
      <text:p text:style-name="P2"><text:span text:style-name="T19"><text:tab/>Vytvo</text:span><text:span text:style-name="T20">ř</text:span><text:span text:style-name="T21">ení .list souboru</text:span></text:p>
      <text:p text:style-name="P2"><text:span text:style-name="T22"/></text:p>
      <text:p text:style-name="P2"><text:span text:style-name="T23"><text:s text:c="2"/><text:tab/><text:s text:c="2"/>echo "deb [ arch=amd64,arm64 signed-by=/usr/share/keyrings/mongodb-<text:tab/><text:tab/><text:tab/><text:tab/><text:tab/><text:tab/><text:tab/><text:tab/><text:tab/><text:tab/>server-7.0.gpg ]</text:span></text:p>
      <text:p text:style-name="P2"><text:a xlink:href="https://repo.mongodb.org/apt/ubuntu jammy/mongodb-org/7.0"><text:span text:style-name="T24">https://repo.mongodb.org/apt/ubuntu jammy/mongodb-org/7.0</text:span></text:a><text:span text:style-name="T25"><text:s/>multiverse" | sudo tee<text:s text:c="6"/>/etc/apt/sources.list.d/mongodb-org-7.0.list</text:span></text:p>
      <text:p text:style-name="P2"><text:span text:style-name="T26"/></text:p>
      <text:p text:style-name="P2"><text:span text:style-name="T27"><text:s text:c="4"/>c)</text:span><text:span text:style-name="T28"><text:s/></text:span></text:p>
      <text:p text:style-name="P2"><text:span text:style-name="T28"><text:tab/>Instalace Mongodb packag</text:span><text:span text:style-name="T29">ů</text:span><text:span text:style-name="T30"/></text:p>
      <text:p text:style-name="P2"><text:span text:style-name="T30"><text:s text:c="4"/></text:span></text:p>
      <text:p text:style-name="P2"><text:span text:style-name="T30"><text:s text:c="3"/><text:tab/><text:tab/> sudo apt-get install -y mongodb-org</text:span></text:p>
      <text:p text:style-name="P2"><text:span text:style-name="T31"/></text:p>
      <text:p text:style-name="P2"><text:span text:style-name="T31"/></text:p>
      <text:p text:style-name="P2"><text:span text:style-name="T32">Step 2:</text:span></text:p>
      <text:p text:style-name="P2"><text:span text:style-name="T32"><text:s/>Instalace Node.js 20 na server</text:span></text:p>
      <text:p text:style-name="P2"><text:span text:style-name="T33"><text:s text:c="4"/></text:span><text:span text:style-name="T34">a)</text:span></text:p>
      <text:p text:style-name="P2"><text:span text:style-name="T34"><text:tab/></text:span><text:span text:style-name="T35"><text:s/>Instalace pou</text:span><text:span text:style-name="T36">ž</text:span><text:span text:style-name="T37">ívaných knihoven</text:span><text:span text:style-name="T38"/></text:p>
      <text:p text:style-name="P2"><text:span text:style-name="T39"><text:s text:c="4"/><text:tab/><text:tab/>sudo apt install -y curl </text:span></text:p>
      <text:p text:style-name="P2"><text:span text:style-name="T40"/></text:p>
      <text:p text:style-name="P2"><text:span text:style-name="T41"><text:s text:c="4"/></text:span><text:span text:style-name="T42">b)</text:span><text:span text:style-name="T43"><text:s/></text:span></text:p>
      <text:p text:style-name="P2"><text:span text:style-name="T43"><text:tab/>Setup script pro Node.js 20</text:span><text:span text:style-name="T44"/></text:p>
      <text:p text:style-name="P2"><text:span text:style-name="T45"><text:s text:c="3"/><text:tab/><text:tab/> curl -fsSL<text:s/></text:span><text:a xlink:href="https://deb.nodesource.com/setup_20.x"><text:span text:style-name="T46">https://deb.nodesource.com/setup_20.x</text:span></text:a><text:span text:style-name="T47"><text:s/>| sudo -E bash -</text:span></text:p>
      <text:p text:style-name="P2"><text:span text:style-name="T48"/></text:p>
      <text:p text:style-name="P2"><text:span text:style-name="T49"><text:s text:c="4"/></text:span><text:span text:style-name="T50">c)</text:span><text:span text:style-name="T51"><text:s/></text:span></text:p>
      <text:p text:style-name="P2"><text:span text:style-name="T51"><text:tab/>Instalace samotného Node.js</text:span><text:span text:style-name="T52"/></text:p>
      <text:p text:style-name="P2"><text:span text:style-name="T53"><text:s text:c="4"/><text:tab/><text:tab/>sudo apt install -y nodejs</text:span></text:p>
      <text:p text:style-name="P2"><text:span text:style-name="T54"/></text:p>
      <text:p text:style-name="P2"><text:span text:style-name="T54"/></text:p>
      <text:p text:style-name="P2"><text:span text:style-name="T55">Step 3:</text:span></text:p>
      <text:p text:style-name="P2"><text:span text:style-name="T55"><text:s/>Vytvo</text:span><text:span text:style-name="T56">řen</text:span><text:span text:style-name="T57">í directory projektu</text:span></text:p>
      <text:p text:style-name="P2"><text:span text:style-name="T58"><text:s text:c="4"/></text:span></text:p>
      <text:p text:style-name="P2"><text:span text:style-name="T58"><text:s text:c="4"/>npm init</text:span></text:p>
      <text:p text:style-name="P2"><text:span text:style-name="T59"/></text:p>
      <text:p text:style-name="P2"><text:span text:style-name="T59"/></text:p>
      <text:p text:style-name="P2"><text:span text:style-name="T60">Step 4:</text:span></text:p>
      <text:p text:style-name="P2"><text:span text:style-name="T60"><text:s/>Instalace Expressu</text:span></text:p>
      <text:p text:style-name="P2"><text:span text:style-name="T61"/></text:p>
      <text:p text:style-name="P2"><text:span text:style-name="T62"><text:s text:c="4"/>npm install express</text:span></text:p>
      <text:p text:style-name="P2"><text:span text:style-name="T63"/></text:p>
      <text:p text:style-name="P2"><text:span text:style-name="T63"/></text:p>
      <text:p text:style-name="P2"><text:span text:style-name="T63"/></text:p>
      <text:p text:style-name="P2"><text:span text:style-name="T64">Step 5:</text:span></text:p>
      <text:p text:style-name="P2"><text:span text:style-name="T64">Spu</text:span><text:span text:style-name="T65">štěn</text:span><text:span text:style-name="T66">í mongodb a pou</text:span><text:span text:style-name="T67">žit</text:span><text:span text:style-name="T68">í databáze</text:span></text:p>
      <text:p text:style-name="P2"><text:span text:style-name="T69"/></text:p>
      <text:p text:style-name="P2"><text:span text:style-name="T70"><text:s text:c="4"/>mongosh </text:span></text:p>
      <text:p text:style-name="P2"><text:span text:style-name="T71"/></text:p>
      <text:p text:style-name="P2"><text:span text:style-name="T72"><text:s text:c="4"/>use Blog (nazev databaze)</text:span></text:p>
      <text:p text:style-name="P2"><text:span text:style-name="T73"/></text:p>
      <text:p text:style-name="P2"><text:span text:style-name="T73"/></text:p>
      <text:p text:style-name="P2"><text:span text:style-name="T74">Step 6:</text:span></text:p>
      <text:p text:style-name="P2"><text:span text:style-name="T74"><text:s/>P</text:span><text:span text:style-name="T75">řid</text:span><text:span text:style-name="T76">ání v</text:span><text:span text:style-name="T77">š</text:span><text:span text:style-name="T78">ech d</text:span><text:span text:style-name="T79">ůležit</text:span><text:span text:style-name="T80">ých soubor</text:span><text:span text:style-name="T81">ů</text:span><text:span text:style-name="T82"/></text:p>
      <text:p text:style-name="P2"><text:span text:style-name="T83"/></text:p>
      <text:p text:style-name="P2"><text:span text:style-name="T84"><text:s text:c="3"/>a)<text:s/></text:span><text:span text:style-name="T85">soubor nginxconfig.txt se musí p</text:span><text:span text:style-name="T86">ř</text:span><text:span text:style-name="T87">esunout do<text:s/></text:span><text:span text:style-name="T88">etc</text:span><text:span text:style-name="T89">/nginx/sites-available/default</text:span><text:span text:style-name="T90"/></text:p>
      <text:p text:style-name="P2"><text:span text:style-name="T91"/></text:p>
      <text:p text:style-name="P2"><text:span text:style-name="T92"><text:s text:c="3"/>b)<text:s text:c="2"/></text:span><text:span text:style-name="T93">soubor app.js se musí p</text:span><text:span text:style-name="T94">ř</text:span><text:span text:style-name="T95">esunout do Blog/app.js</text:span><text:span text:style-name="T96"/></text:p>
      <text:p text:style-name="P2"><text:span text:style-name="T97"/></text:p>
      <text:p text:style-name="P2"><text:span text:style-name="T98"><text:s text:c="4"/>c)<text:s/></text:span><text:span text:style-name="T99">soubor index.html se musí p</text:span><text:span text:style-name="T100">ř</text:span><text:span text:style-name="T101">esunout do Blog/views/index.ejs</text:span><text:span text:style-name="T102"/></text:p>
      <text:p text:style-name="P2"><text:span text:style-name="T102"><text:s text:c="4"/>d)<text:s/></text:span><text:span text:style-name="T103">soubor new.html se musí p</text:span><text:span text:style-name="T104">ř</text:span><text:span text:style-name="T105">esunout do Blog/views/new.ejs</text:span><text:span text:style-name="T106"/></text:p>
      <text:p text:style-name="P2"><text:span text:style-name="T107"/></text:p>
      <text:p text:style-name="P2"><text:span text:style-name="T108"><text:s text:c="4"/>e)<text:s/></text:span><text:span text:style-name="T109">soubor blogPost.js se musí p</text:span><text:span text:style-name="T110">ř</text:span><text:span text:style-name="T111">esunout do Blog/models/blogPost.js</text:span></text:p>
      <text:p text:style-name="P2"><text:span text:style-name="T112"/></text:p>
      <text:p text:style-name="P2"><text:span text:style-name="T11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